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 style:data-style-name="N60">
      <style:text-properties style:font-name="Times New Roman"/>
    </style:style>
    <style:style style:name="ce4" style:family="table-cell" style:parent-style-name="Default" style:data-style-name="N63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16378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Date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0" calcext:value-type="date">
            <text:p>11/10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3" calcext:value-type="date">
            <text:p>11/13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4" calcext:value-type="date">
            <text:p>11/14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5" calcext:value-type="date">
            <text:p>11/15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6" calcext:value-type="date">
            <text:p>11/16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1" calcext:value-type="date">
            <text:p>11/11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2" calcext:value-type="date">
            <text:p>11/12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3" calcext:value-type="date">
            <text:p>11/13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2" calcext:value-type="date">
            <text:p>11/12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frozen</text:p>
          </table:table-cell>
          <table:table-cell table:number-columns-repeated="16375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9:07:30.672978486</dc:date>
    <meta:editing-duration>PT1H16M59S</meta:editing-duration>
    <meta:editing-cycles>12</meta:editing-cycles>
    <meta:generator>LibreOffice/24.8.1.2$Linux_X86_64 LibreOffice_project/480$Build-2</meta:generator>
    <meta:document-statistic meta:table-count="1" meta:cell-count="90" meta:object-count="0"/>
  </office:meta>
</office:document-meta>
</file>